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Helvetica" svg:font-family="Helvetic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16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1366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0.772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2.7654in"/>
    </style:style>
    <style:style style:name="co8" style:family="table-column">
      <style:table-column-properties fo:break-before="auto" style:column-width="4.4862in"/>
    </style:style>
    <style:style style:name="co9" style:family="table-column">
      <style:table-column-properties fo:break-before="auto" style:column-width="0.9165in"/>
    </style:style>
    <style:style style:name="ro1" style:family="table-row">
      <style:table-row-properties style:row-height="0.3055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DEMOGRAPHIC_20_DATA">
      <style:table-properties table:display="true" style:writing-mode="lr-tb"/>
    </style:style>
    <style:style style:name="ta2" style:family="table" style:master-page-name="PageStyle_5f_PERFORMANCE_20_DATA">
      <style:table-properties table:display="true" style:writing-mode="lr-tb"/>
    </style:style>
    <style:style style:name="ta3" style:family="table" style:master-page-name="PageStyle_5f_AFFECTIVE_20_DATA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4" style:family="table-cell" style:parent-style-name="Default"/>
    <style:style style:name="ce1" style:family="table-cell" style:parent-style-name="Default">
      <style:table-cell-properties fo:background-color="#e2f0d9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" style:family="table-cell" style:parent-style-name="Default">
      <style:table-cell-properties fo:background-color="#e2f0d9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Excel_20_Built-in_20_Percent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8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 style:data-style-name="N10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6" style:family="table-cell" style:parent-style-name="Default" style:data-style-name="N10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2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10">
      <style:table-cell-properties style:rotation-align="none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ackground-color="#e2f0d9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MOGRAPHIC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DEMOGRAPHIC DATA FROM RECORDS: CLINIC EMPLOYEES</text:p>
          </table:table-cell>
          <table:table-cell table:style-name="ce5" table:number-columns-repeated="102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3" office:value-type="string" calcext:value-type="string">
            <text:p>Employee Age Range</text:p>
          </table:table-cell>
          <table:table-cell table:style-name="ce3" table:number-columns-repeated="2"/>
          <table:table-cell table:style-name="ce3" office:value-type="string" calcext:value-type="string">
            <text:p>General USA Population (2019 Census)</text:p>
          </table:table-cell>
          <table:table-cell table:style-name="ce3" table:number-columns-repeated="2"/>
          <table:table-cell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20-29</text:p>
          </table:table-cell>
          <table:table-cell table:style-name="ce6" office:value-type="percentage" office:value="0.15" calcext:value-type="percentage">
            <text:p>15%</text:p>
          </table:table-cell>
          <table:table-cell table:style-name="ce2"/>
          <table:table-cell table:style-name="ce26" table:formula="of:=[.F4]/[.F$8]" office:value-type="percentage" office:value="0.284308835163048" calcext:value-type="percentage">
            <text:p>28%</text:p>
          </table:table-cell>
          <table:table-cell table:style-name="ce28" office:value-type="string" calcext:value-type="string">
            <text:p>20–29</text:p>
          </table:table-cell>
          <table:table-cell table:style-name="ce29" table:formula="of:=21632940+21632940" office:value-type="float" office:value="43265880" calcext:value-type="float">
            <text:p>43,265,880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30-39</text:p>
          </table:table-cell>
          <table:table-cell table:style-name="ce21" office:value-type="percentage" office:value="0.4" calcext:value-type="percentage">
            <text:p>40%</text:p>
          </table:table-cell>
          <table:table-cell table:style-name="ce2"/>
          <table:table-cell table:style-name="ce26" table:formula="of:=[.F5]/[.F$8]" office:value-type="percentage" office:value="0.290242275681885" calcext:value-type="percentage">
            <text:p>29%</text:p>
          </table:table-cell>
          <table:table-cell table:style-name="ce28" office:value-type="string" calcext:value-type="string">
            <text:p>30–39</text:p>
          </table:table-cell>
          <table:table-cell table:style-name="ce29" table:formula="of:=22431305+21737521" office:value-type="float" office:value="44168826" calcext:value-type="float">
            <text:p>44,168,826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40-49</text:p>
          </table:table-cell>
          <table:table-cell table:style-name="ce21" office:value-type="percentage" office:value="0.35" calcext:value-type="percentage">
            <text:p>35%</text:p>
          </table:table-cell>
          <table:table-cell table:style-name="ce2"/>
          <table:table-cell table:style-name="ce26" table:formula="of:=[.F6]/[.F$8]" office:value-type="percentage" office:value="0.147128640037646" calcext:value-type="percentage">
            <text:p>15%</text:p>
          </table:table-cell>
          <table:table-cell table:style-name="ce28" office:value-type="string" calcext:value-type="string">
            <text:p>40–49</text:p>
          </table:table-cell>
          <table:table-cell table:style-name="ce29" table:formula="of:=1992162+20397751" office:value-type="float" office:value="22389913" calcext:value-type="float">
            <text:p>22,389,913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50+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2"/>
          <table:table-cell table:style-name="ce26" table:formula="of:=[.F7]/[.F$8]" office:value-type="percentage" office:value="0.27832024911742" calcext:value-type="percentage">
            <text:p>28%</text:p>
          </table:table-cell>
          <table:table-cell table:style-name="ce28" office:value-type="string" calcext:value-type="string">
            <text:p>50–64</text:p>
          </table:table-cell>
          <table:table-cell table:style-name="ce29" table:formula="of:=20477151+21877391" office:value-type="float" office:value="42354542" calcext:value-type="float">
            <text:p>42,354,542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4"/>
          <table:table-cell table:style-name="ce7"/>
          <table:table-cell table:style-name="ce4"/>
          <table:table-cell/>
          <table:table-cell table:style-name="ce28" office:value-type="string" calcext:value-type="string">
            <text:p>20–64</text:p>
          </table:table-cell>
          <table:table-cell table:style-name="ce29" table:formula="of:=SUM([.F4:.F7])" office:value-type="float" office:value="152179161" calcext:value-type="float">
            <text:p>152,179,161</text:p>
          </table:table-cell>
          <table:table-cell/>
          <table:table-cell table:style-name="ce4" table:number-columns-repeated="1017"/>
        </table:table-row>
        <table:table-row table:style-name="ro1">
          <table:table-cell table:style-name="ce2"/>
          <table:table-cell table:style-name="ce8"/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Highest Level of Education</text:p>
          </table:table-cell>
          <table:table-cell table:style-name="ce2" table:number-columns-repeated="2"/>
          <table:table-cell table:style-name="ce3" office:value-type="string" calcext:value-type="string">
            <text:p>Adults over 25 in USA Population (2018)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High school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2"/>
          <table:table-cell table:style-name="ce27" table:formula="of:=89.8%-61.28%" office:value-type="percentage" office:value="0.2852" calcext:value-type="percentage">
            <text:p>28.52%</text:p>
          </table:table-cell>
          <table:table-cell/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Nursing assistant degree (2-year)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"/>
          <table:table-cell table:style-name="ce27" table:formula="of:=45.16%-34.98%" office:value-type="percentage" office:value="0.1018" calcext:value-type="percentage">
            <text:p>10.18%</text:p>
          </table:table-cell>
          <table:table-cell/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Nursing degree (4-year)</text:p>
          </table:table-cell>
          <table:table-cell table:style-name="ce24" office:value-type="percentage" office:value="0.5" calcext:value-type="percentage">
            <text:p>50%</text:p>
          </table:table-cell>
          <table:table-cell table:style-name="ce2"/>
          <table:table-cell table:style-name="ce27" table:formula="of:=34.98%-13.04%" office:value-type="percentage" office:value="0.2194" calcext:value-type="percentage">
            <text:p>21.94%</text:p>
          </table:table-cell>
          <table:table-cell/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Graduate degree</text:p>
          </table:table-cell>
          <table:table-cell table:style-name="ce24" office:value-type="percentage" office:value="0.15" calcext:value-type="percentage">
            <text:p>15%</text:p>
          </table:table-cell>
          <table:table-cell table:style-name="ce2"/>
          <table:table-cell table:style-name="ce27" table:formula="of:=13.04%-3.47%" office:value-type="percentage" office:value="0.0957" calcext:value-type="percentage">
            <text:p>9.57%</text:p>
          </table:table-cell>
          <table:table-cell/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cal school</text:p>
          </table:table-cell>
          <table:table-cell table:style-name="ce24" office:value-type="percentage" office:value="0.12" calcext:value-type="percentage">
            <text:p>12%</text:p>
          </table:table-cell>
          <table:table-cell table:style-name="ce2"/>
          <table:table-cell table:style-name="ce27" table:formula="of:=3.47%-2.03%" office:value-type="percentage" office:value="0.0144" calcext:value-type="percentage">
            <text:p>1.44%</text:p>
          </table:table-cell>
          <table:table-cell/>
          <table:table-cell table:style-name="ce2" table:number-columns-repeated="1019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table:style-name="ce2"/>
          <table:table-cell table:style-name="ce8"/>
          <table:table-cell table:style-name="ce2" table:number-columns-repeated="1022"/>
        </table:table-row>
        <table:table-row table:style-name="ro2">
          <table:table-cell table:style-name="ce3" office:value-type="string" calcext:value-type="string">
            <text:p>Gender Identification</text:p>
          </table:table-cell>
          <table:table-cell table:style-name="ce2" table:number-columns-repeated="1023"/>
        </table:table-row>
        <table:table-row table:style-name="ro2">
          <table:table-cell table:style-name="ce2" office:value-type="string" calcext:value-type="string">
            <text:p>Female</text:p>
          </table:table-cell>
          <table:table-cell table:style-name="ce8" office:value-type="percentage" office:value="0.55" calcext:value-type="percentage">
            <text:p>55%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 calcext:value-type="string">
            <text:p>Male</text:p>
          </table:table-cell>
          <table:table-cell table:style-name="ce8" office:value-type="percentage" office:value="0.41" calcext:value-type="percentage">
            <text:p>41%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 calcext:value-type="string">
            <text:p>Other</text:p>
          </table:table-cell>
          <table:table-cell table:style-name="ce8" office:value-type="percentage" office:value="0.04" calcext:value-type="percentage">
            <text:p>4%</text:p>
          </table:table-cell>
          <table:table-cell table:style-name="ce2" table:number-columns-repeated="102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2">
          <table:table-cell table:style-name="ce2"/>
          <table:table-cell table:style-name="ce8"/>
          <table:table-cell table:style-name="ce2" table:number-columns-repeated="102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FORMANCE DATA" table:style-name="ta2">
        <office:forms form:automatic-focus="false" form:apply-design-mode="false"/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ERFORMANCE DATA FROM ANONYMOUS SURVEY: CLINIC EMPLOYEES</text:p>
          </table:table-cell>
          <table:table-cell table:style-name="ce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=750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. On what device do you check your work email?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 calcext:value-type="string">
            <text:p>computer</text:p>
          </table:table-cell>
          <table:table-cell table:style-name="ce8" office:value-type="percentage" office:value="0.08" calcext:value-type="percentage">
            <text:p>8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tablet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phone</text:p>
          </table:table-cell>
          <table:table-cell table:style-name="ce8" office:value-type="percentage" office:value="0.75" calcext:value-type="percentage">
            <text:p>75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rarely check email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1022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2" calcext:value-type="percentage">
            <text:p>2%</text:p>
          </table:table-cell>
          <table:table-cell table:style-name="ce4" table:number-columns-repeated="1022"/>
        </table:table-row>
        <table:table-row table:style-name="ro1">
          <table:table-cell table:style-name="ce2"/>
          <table:table-cell table:style-name="ce8"/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2. Have you ever had training on internet security at this job?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 calcext:value-type="string">
            <text:p>Yes I've had training</text:p>
          </table:table-cell>
          <table:table-cell table:style-name="ce8" office:value-type="percentage" office:value="0.35" calcext:value-type="percentage">
            <text:p>35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No I have not had training</text:p>
          </table:table-cell>
          <table:table-cell table:style-name="ce8" office:value-type="percentage" office:value="0.34" calcext:value-type="percentage">
            <text:p>34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I don't know</text:p>
          </table:table-cell>
          <table:table-cell table:style-name="ce8" office:value-type="percentage" office:value="0.27" calcext:value-type="percentage">
            <text:p>27%</text:p>
          </table:table-cell>
          <table:table-cell table:style-name="ce2" table:number-columns-repeated="1022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4" calcext:value-type="percentage">
            <text:p>4%</text:p>
          </table:table-cell>
          <table:table-cell table:style-name="ce4" table:number-columns-repeated="1022"/>
        </table:table-row>
        <table:table-row table:style-name="ro1">
          <table:table-cell table:style-name="ce2"/>
          <table:table-cell table:style-name="ce8"/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3. Are you aware that there was a security breach at Horizon?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 calcext:value-type="string">
            <text:p>Yes I know about the breach</text:p>
          </table:table-cell>
          <table:table-cell table:style-name="ce8" office:value-type="percentage" office:value="0.65" calcext:value-type="percentage">
            <text:p>65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No I didn't know about the breach.</text:p>
          </table:table-cell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I'm not sure</text:p>
          </table:table-cell>
          <table:table-cell table:style-name="ce8" office:value-type="percentage" office:value="0.07" calcext:value-type="percentage">
            <text:p>7%</text:p>
          </table:table-cell>
          <table:table-cell table:style-name="ce2" table:number-columns-repeated="1022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4" calcext:value-type="percentage">
            <text:p>4%</text:p>
          </table:table-cell>
          <table:table-cell table:style-name="ce2" table:number-columns-repeated="1022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4. Do you know and follow Horizon's procedures for opening emails?</text:p>
          </table:table-cell>
          <table:table-cell table:style-name="ce11" table:number-columns-repeated="1023"/>
        </table:table-row>
        <table:table-row table:style-name="ro1">
          <table:table-cell table:style-name="ce2" office:value-type="string" calcext:value-type="string">
            <text:p>I follow the procedures</text:p>
          </table:table-cell>
          <table:table-cell table:style-name="ce8" office:value-type="percentage" office:value="0.32" calcext:value-type="percentage">
            <text:p>32%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I'm not sure I follow them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I don't know the procedures</text:p>
          </table:table-cell>
          <table:table-cell table:style-name="ce8" office:value-type="percentage" office:value="0.34" calcext:value-type="percentage">
            <text:p>34%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9" calcext:value-type="percentage">
            <text:p>9%</text:p>
          </table:table-cell>
          <table:table-cell table:style-name="ce2" table:number-columns-repeated="1022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5. How often do you think you check your email at work?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1-2 times a day</text:p>
          </table:table-cell>
          <table:table-cell table:style-name="ce10" office:value-type="percentage" office:value="0.27" calcext:value-type="percentage">
            <text:p>27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-5 times a day</text:p>
          </table:table-cell>
          <table:table-cell table:style-name="ce10" office:value-type="percentage" office:value="0.45" calcext:value-type="percentage">
            <text:p>4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+ times a day</text:p>
          </table:table-cell>
          <table:table-cell table:style-name="ce10" office:value-type="percentage" office:value="0.15" calcext:value-type="percentage">
            <text:p>15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t sure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1022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3" calcext:value-type="percentage">
            <text:p>3%</text:p>
          </table:table-cell>
          <table:table-cell table:style-name="ce2" table:number-columns-repeated="1022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FFECTIVE DATA" table:style-name="ta3">
        <office:forms form:automatic-focus="false" form:apply-design-mode="false"/>
        <table:table-column table:style-name="co8" table:default-cell-style-name="ce2"/>
        <table:table-column table:style-name="co9" table:number-columns-repeated="1023" table:default-cell-style-name="ce2"/>
        <table:table-row table:style-name="ro1">
          <table:table-cell table:style-name="ce12" office:value-type="string" calcext:value-type="string">
            <text:p>REPRESENTATIVE COMMENTS FROM INTERVIEWS WITH 60 CLINICAL EMPLOYEES</text:p>
          </table:table-cell>
          <table:table-cell table:style-name="ce1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1. What is the best thing about your work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people I work with. We work really well togeth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ping patients. Knowing that I make a differ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hing. Reall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ng a positive influence in a family's lif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2. What is your biggest challenge at work?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3" office:value-type="string" calcext:value-type="string">
            <text:p>I don't have enough time to give patients quality care.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3" office:value-type="string" calcext:value-type="string">
            <text:p>We don't have all the supplies we need.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3" office:value-type="string" calcext:value-type="string">
            <text:p>I love my work, but our staff to patient ratio is too high.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3" office:value-type="string" calcext:value-type="string">
            <text:p>Management doesn't understand what it's like in the clinic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Stress. Clinical work is stressful.</text:p>
          </table:table-cell>
          <table:table-cell table:number-columns-repeated="1023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3" office:value-type="string" calcext:value-type="string">
            <text:p>3. How do you feel about participating in training to prevent data breaches?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I do what I have to do to keep my job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I'm okay with it if we can keep getting donations!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I have zero extra time in my day so not sure when I would do i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od idea. Some people don't take it seriously enoug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 thought we already had that training?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Helvetica" svg:font-family="Helvetic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9">
      <number:month number:style="long" number:textual="true"/>
      <number:text> </number:text>
      <number:day/>
      <number:text>, </number:text>
      <number:year number:style="long"/>
    </number:date-style>
    <number:number-style style:name="N140">
      <number:number number:decimal-places="1" number:min-decimal-places="1" number:min-integer-digits="1"/>
    </number:number-style>
    <number:percentage-style style:name="N141">
      <number:number number:decimal-places="3" number:min-decimal-places="3" number:min-integer-digits="1"/>
      <number:text>%</number:text>
    </number:percentage-style>
    <number:percentage-style style:name="N142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21:22:20.124007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MOGRAPHIC_20_DATA" style:display-name="PageStyle_DEMOGRAPHIC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FFECTIVE_20_DATA" style:display-name="PageStyle_AFFECTIVE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ORMANCE_20_DATA" style:display-name="PageStyle_PERFORMANCE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onnie Malamed</meta:initial-creator>
    <meta:creation-date>2021-01-26T03:27:21</meta:creation-date>
    <dc:date>2021-01-31T21:56:53.245740444</dc:date>
    <meta:generator>LibreOffice/7.0.4.2$MacOSX_X86_64 LibreOffice_project/dcf040e67528d9187c66b2379df5ea4407429775</meta:generator>
    <meta:editing-duration>PT23M47S</meta:editing-duration>
    <meta:editing-cycles>9</meta:editing-cycles>
    <meta:document-statistic meta:table-count="3" meta:cell-count="118" meta:object-count="0"/>
    <meta:user-defined meta:name="AppVersion">16.0300</meta:user-defined>
  </office:meta>
</office:document-meta>
</file>